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3" style:parent-style-name="ListBullet" style:family="paragraph"/>
    <style:style style:name="P4" style:parent-style-name="ListBullet" style:family="paragraph"/>
    <style:style style:name="P5" style:parent-style-name="ListBullet" style:family="paragraph">
      <style:paragraph-properties fo:margin-left="0.25in">
        <style:tab-stops/>
      </style:paragraph-properties>
    </style:style>
    <style:style style:name="P6" style:parent-style-name="ListBullet" style:family="paragraph">
      <style:text-properties fo:font-weight="bold" style:font-weight-asian="bold"/>
    </style:style>
    <style:style style:name="P7" style:parent-style-name="ListBullet" style:family="paragraph"/>
    <style:style style:name="P8" style:parent-style-name="ListBullet" style:family="paragraph">
      <style:paragraph-properties fo:margin-left="0.25in">
        <style:tab-stops/>
      </style:paragraph-properties>
    </style:style>
    <style:style style:name="P9" style:parent-style-name="ListBullet" style:family="paragraph">
      <style:text-properties fo:font-weight="bold" style:font-weight-asian="bold"/>
    </style:style>
    <style:style style:name="P10" style:parent-style-name="ListBullet" style:family="paragraph"/>
    <style:style style:name="P11" style:parent-style-name="ListBullet" style:family="paragraph"/>
    <style:style style:name="P12" style:parent-style-name="ListBullet" style:family="paragraph">
      <style:text-properties fo:font-weight="bold" style:font-weight-asian="bold"/>
    </style:style>
    <style:style style:name="P13" style:parent-style-name="ListBullet" style:family="paragraph"/>
    <style:style style:name="P14" style:parent-style-name="ListBullet" style:family="paragraph"/>
    <style:style style:name="P15" style:parent-style-name="ListBullet" style:family="paragraph"/>
    <style:style style:name="P16" style:parent-style-name="ListBullet" style:family="paragraph"/>
    <style:style style:name="P17" style:parent-style-name="ListBullet" style:family="paragraph"/>
    <style:style style:name="P18" style:parent-style-name="ListBullet" style:family="paragraph">
      <style:text-properties fo:font-weight="bold" style:font-weight-asian="bold"/>
    </style:style>
    <style:style style:name="P19" style:parent-style-name="ListBullet" style:list-style-name="LFO4" style:family="paragraph"/>
    <style:style style:name="P20" style:parent-style-name="ListBullet" style:list-style-name="LFO4" style:family="paragraph"/>
    <style:style style:name="P21" style:parent-style-name="ListBullet" style:list-style-name="LFO4" style:family="paragraph"/>
    <style:style style:name="P22" style:parent-style-name="ListBullet" style:list-style-name="LFO4" style:family="paragraph"/>
    <style:style style:name="P23" style:parent-style-name="ListBullet" style:list-style-name="LFO4" style:family="paragraph"/>
    <style:style style:name="P24" style:parent-style-name="ListBullet" style:list-style-name="LFO4" style:family="paragraph"/>
    <style:style style:name="P25" style:parent-style-name="ListBullet" style:list-style-name="LFO4" style:family="paragraph"/>
    <style:style style:name="P26" style:parent-style-name="ListBullet" style:family="paragraph">
      <style:paragraph-properties fo:margin-left="0.25in" fo:text-indent="-0.25in">
        <style:tab-stops/>
      </style:paragraph-properties>
    </style:style>
    <style:style style:name="P27" style:parent-style-name="ListBullet" style:family="paragraph">
      <style:paragraph-properties fo:margin-left="0.25in" fo:text-indent="-0.25in">
        <style:tab-stops/>
      </style:paragraph-properties>
    </style:style>
    <style:style style:name="P28" style:parent-style-name="ListBullet" style:family="paragraph">
      <style:paragraph-properties fo:margin-left="0.25in" fo:text-indent="-0.25in">
        <style:tab-stops/>
      </style:paragraph-properties>
    </style:style>
  </office:automatic-styles>
  <office:body>
    <office:text text:use-soft-page-breaks="true">
      <text:p text:style-name="P1">Municipal Survey</text:p>
      <text:p text:style-name="P2"/>
      <text:p text:style-name="P3">Date Started: June 26, 2020</text:p>
      <text:p text:style-name="P4">Project Deadline: July 5, 2020</text:p>
      <text:p text:style-name="P5"/>
      <text:p text:style-name="P6">General Description</text:p>
      <text:p text:style-name="P7">This will be a simply survey<text:s/>web application<text:s/>designed for the municipality of Kazabazua, Quebec. However, the web application will should be designed in a modular form to allow for easy modification for other municipalities and organizations for use in the future.</text:p>
      <text:p text:style-name="P8"/>
      <text:p text:style-name="P9">User Interface Requirements</text:p>
      <text:p text:style-name="P10">The user interface should be<text:s/>very simply and designed for people with minimal knowledge of computers and people with visual impairment. The website should also be designed for use on vertical mobile devices.</text:p>
      <text:p text:style-name="P11"/>
      <text:p text:style-name="P12">Libraries and Frameworks</text:p>
      <text:p text:style-name="P13">Spring Boot MVC</text:p>
      <text:p text:style-name="P14">Thymeleaf Template Engine</text:p>
      <text:p text:style-name="P15">Javascript. jQuery library. Angular or React may be used in the future.</text:p>
      <text:p text:style-name="P16"/>
      <text:p text:style-name="P17"/>
      <text:p text:style-name="P18">Project Plan</text:p>
      <text:list text:style-name="LFO4" text:continue-numbering="true">
        <text:list-item>
          <text:p text:style-name="P19">Home Page</text:p>
          <text:list text:continue-numbering="true">
            <text:list-item>
              <text:p text:style-name="P20">Welcome Page</text:p>
            </text:list-item>
            <text:list-item>
              <text:p text:style-name="P21">Survey Information</text:p>
            </text:list-item>
            <text:list-item>
              <text:p text:style-name="P22">Continue in English/French Options</text:p>
            </text:list-item>
          </text:list>
        </text:list-item>
        <text:list-item>
          <text:p text:style-name="P23">The survey page</text:p>
          <text:list text:continue-numbering="true">
            <text:list-item>
              <text:p text:style-name="P24"><text:s/>Survey questions will be passed as an array to Thymeleaf. Questions will be rendered using &lt;div th:forEach…&gt;. They will all be hidden using .questions {display: none;}. Then 1 by one will be revealed with Javascript.<text:s/></text:p>
            </text:list-item>
            <text:list-item>
              <text:p text:style-name="P25">When the user clicks “Next question”, using Javascript, an HTTP get request will be sent to the server, processed by the Java<text:s/>application<text:s/>and answers will be stored in a MySQL database.<text:line-break/><text:line-break/>After one question is answered, the next div element will be revealed and the previous one will be hidden.<text:s/>Users will have the ability to go back and edit answers. When a user submits an edit, a get request will be sent but this time with a tag saying that this is an edit.</text:p>
            </text:list-item>
          </text:list>
        </text:list-item>
      </text:list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Bullet" style:display-name="List Bullet" style:family="paragraph" style:parent-style-name="Normal" style:list-style-name="LFO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za</meta:initial-creator>
    <dc:creator>Reza</dc:creator>
    <meta:creation-date>2020-06-27T15:07:00Z</meta:creation-date>
    <dc:date>2020-06-27T15:07:00Z</dc:date>
    <meta:template xlink:href="Normal" xlink:type="simple"/>
    <meta:editing-cycles>2</meta:editing-cycles>
    <meta:editing-duration>PT0S</meta:editing-duration>
    <meta:document-statistic meta:page-count="1" meta:paragraph-count="3" meta:word-count="228" meta:character-count="1528" meta:row-count="10" meta:non-whitespace-character-count="1303"/>
  </office:meta>
</office:document-meta>
</file>